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Heading_20_2">
      <style:text-properties style:language-asian="zh" style:country-asian="CN"/>
    </style:style>
    <style:style style:name="P4" style:family="paragraph" style:parent-style-name="Standard" style:list-style-name="L1">
      <style:text-properties style:language-asian="zh" style:country-asian="CN"/>
    </style:style>
    <style:style style:name="P5" style:family="paragraph" style:parent-style-name="Standard" style:list-style-name="L3">
      <style:text-properties style:language-asian="zh" style:country-asian="CN"/>
    </style:style>
    <style:style style:name="P6" style:family="paragraph" style:parent-style-name="Standard" style:list-style-name="L4">
      <style:text-properties style:language-asian="zh" style:country-asian="CN"/>
    </style:style>
    <style:style style:name="P7" style:family="paragraph" style:parent-style-name="Standard" style:list-style-name="L5">
      <style:text-properties style:language-asian="zh" style:country-asian="CN"/>
    </style:style>
    <style:style style:name="P8" style:family="paragraph" style:parent-style-name="Standard" style:list-style-name="L6">
      <style:text-properties style:language-asian="zh" style:country-asian="CN"/>
    </style:style>
    <style:style style:name="P9" style:family="paragraph" style:parent-style-name="Standard" style:list-style-name="L7">
      <style:text-properties style:language-asian="zh" style:country-asian="CN"/>
    </style:style>
    <style:style style:name="P10" style:family="paragraph" style:parent-style-name="Standard" style:list-style-name="L8">
      <style:text-properties style:language-asian="zh" style:country-asian="CN"/>
    </style:style>
    <style:style style:name="P11" style:family="paragraph" style:parent-style-name="Standard" style:list-style-name="L2"/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你的阳光技术频道Web开发测试题</text:h>
      <text:p text:style-name="P2">感谢您通过你的阳光技术频道申请成为网站Web开发人员。为了了解你的水平、从而为你推荐适合的工作岗位，请完成以下试题。</text:p>
      <text:p text:style-name="P2">测试时间不限，请独立完成，可以查阅任何资料（请在解答中给出所查资料网址）。如果某题你不知如何解答，可以留空。阅卷时不计分，只对正误进行判断。</text:p>
      <text:p text:style-name="P2">所有代码将在Apache 2.2.8+PHP 5.2.5、IIS6.0+ASP 3.0+ASP.NET 2.0/3.5服务器环境，使用Opera9.26、Firefox2、Safari3.1、IE8.0、IE7.0浏览器进行测试。</text:p>
      <text:h text:style-name="P3" text:outline-level="2">一、计算机和互联网基础知识</text:h>
      <text:list text:style-name="L1">
        <text:list-item>
          <text:p text:style-name="P4">test01.yoursunny.cn是一个____。[A]IP地址 [B]域名 [C]主机名 [D]DNS服务器</text:p>
        </text:list-item>
        <text:list-item>
          <text:p text:style-name="P4">test01.yoursunny.cn对应的A记录IP地址是____。</text:p>
        </text:list-item>
        <text:list-item>
          <text:p text:style-name="P4">test01.yoursunny.cn当前使用的NS服务器地址是(列出任何一个)____。</text:p>
        </text:list-item>
        <text:list-item>
          <text:p text:style-name="P4">Windows2000/XP/2003/Vista/2008操作系统中，使用哪个命令可以看到当前的路由表？</text:p>
        </text:list-item>
        <text:list-item>
          <text:p text:style-name="P4">ping test01.yoursunny.cn这条命令，可能用到下列协议的哪几种(多选)____。[A]HTTP [B]DNS [C]ICMP [D]UDP</text:p>
        </text:list-item>
        <text:list-item>
          <text:p text:style-name="P4">用____搜索关键字，可以在百度或Google查询ourhome.sjtu.edu.cn这个网站被收录的所有网页？[A]site:ourhome.sjtu.edu.cn [B]ourhome.sjtu.edu.cn [C]in:ourhome.sjtu.edu.cn</text:p>
        </text:list-item>
        <text:list-item>
          <text:p text:style-name="P4">linux 系统，使用vi进行文本编辑时，保存修改内容退出vi和不保存修改内容退出vi的命令分别是什么？</text:p>
        </text:list-item>
      </text:list>
      <text:h text:style-name="Heading_20_2" text:outline-level="2">二、静态网页制作</text:h>
      <text:list text:style-name="L2">
        <text:list-item>
          <text:p text:style-name="P11">你通常使用哪些软件制作静态网页？</text:p>
        </text:list-item>
        <text:list-item>
          <text:p text:style-name="P11">请修改下列代码片段，使之符合XHTML 1.0 Transitional标准：<text:line-break/>{1} &lt;p&gt;&lt;FONT FACE="Arial" color=#FF0000&gt;hello&lt;/p&gt;<text:line-break/>{2} &lt;img src="1.png" width=32 height=32/&gt;</text:p>
        </text:list-item>
        <text:list-item>
          <text:p text:style-name="P11">为什么XHTML标准不再支持font标签？</text:p>
        </text:list-item>
        <text:list-item>
          <text:p text:style-name="P11">制作一张与24.bmp效果相同的网页，要求：<text:line-break/>{1} 左边4个按钮为链接、鼠标移至按钮上时按钮变为24b.bmp内按钮样式<text:line-break/>{2} <text:s/>右列自适应浏览器可视区域余下的宽度<text:line-break/>请写出相应的HTML和CSS。</text:p>
        </text:list-item>
      </text:list>
      <text:h text:style-name="Heading_20_2" text:outline-level="2">三、客户端脚本开发</text:h>
      <text:list text:style-name="L3">
        <text:list-item>
          <text:p>JavaScript (ECMA Standard 262, ECMAScript)<text:span text:style-name="T1">中，函数是一个Function类的对象。Function对象的apply方法有什么用？调用参数是什么？</text:span></text:p>
        </text:list-item>
        <text:list-item>
          <text:p><text:span text:style-name="T1">考虑下列代码：<text:line-break/>var o=new Object();<text:line-break/></text:span><text:soft-page-break/><text:span text:style-name="T1">o.n='yoursunny.com';<text:line-break/>o.func1=function(){alert(this.n);}<text:line-break/>直接调用o.func1()，能够正常显示yoursunny.com这个消息。<text:line-break/>但是，如果写setTimeout(o.func1,1000);，定时到后无法显示这个消息。<text:line-break/>这是什么原因？如何解决？<text:line-break/>请给出解决的代码。可以参考Prototype.js的相关实现。</text:span></text:p>
        </text:list-item>
        <text:list-item>
          <text:p text:style-name="P5">用什么工具调试在浏览器中运行的JavaScript代码及JavaScript修改后的网页结构？</text:p>
        </text:list-item>
        <text:list-item>
          <text:p text:style-name="P5">下面显示当前日期的代码有什么错误？如何修改？<text:line-break/>&lt;div id="my_date"&gt;&lt;/div&gt;<text:line-break/>&lt;script type="text/javascript"&gt;<text:line-break/>var date=new Date();<text:line-break/>document.all.my_date.innerHTML=date.getYear()+'年'+date.getMonth()+'月'+date.getDate()+'日';<text:line-break/>&lt;/script&gt;<text:line-break/>请确保能在本文开头提出的各种浏览器中都能正常运行，并显示当前的日期。</text:p>
        </text:list-item>
        <text:list-item>
          <text:p text:style-name="P5">写一个JavaScript函数：验证一个字符串是一个标准的Email地址。</text:p>
        </text:list-item>
        <text:list-item>
          <text:p text:style-name="P5">网站包含大量外部JavaScript引用，下载数据量过大，引起打开缓慢，如何优化？</text:p>
        </text:list-item>
      </text:list>
      <text:h text:style-name="Heading_20_2" text:outline-level="2">三、数据库</text:h>
      <text:list text:style-name="L4">
        <text:list-item>
          <text:p text:style-name="P6">下列项目中，____是基于客户机-服务器架构的大型数据库系统，____是基于文件的小型数据库系统(多选) [A]SQL Server [B]IIS [C]SQLite [D]MySQL [E]Tomcat [F]Access [G]Linq to SQL [H]ADO.NET [I]ODBC [J]Java</text:p>
        </text:list-item>
        <text:list-item>
          <text:p text:style-name="P6">MySQL默认使用的TCP端口是____。</text:p>
        </text:list-item>
        <text:list-item>
          <text:p text:style-name="P6">SQL Server 2005如果需要从远程连接，应该做哪些设置？</text:p>
        </text:list-item>
        <text:list-item>
          <text:p text:style-name="P6">一个投票系统，峰值流量50000次/小时，可以选用哪一种数据库？</text:p>
        </text:list-item>
        <text:list-item>
          <text:p text:style-name="P6">一个投票系统，候选人用数字表示，要求每个IP地址总共只能投5票。请设计数据库结构和约束条件，用SQL语句或PowerDesigner概念数据模型给出。</text:p>
        </text:list-item>
      </text:list>
      <text:h text:style-name="Heading_20_2" text:outline-level="2">四、服务端应用开发</text:h>
      <text:h text:style-name="P1" text:outline-level="3">㈠PHP部分</text:h>
      <text:list text:style-name="L5">
        <text:list-item>
          <text:p text:style-name="P7">http://test01.yoursunny.cn/411.php?a=hello，下列哪个表达式可以取得URI上的字符串'hello'？[A]getenv('a') [B]phpinfo() [C]$_GET['a'] [D]$_POST['a']</text:p>
        </text:list-item>
        <text:list-item>
          <text:p text:style-name="P7">写一个页面，读取当前目录412.txt文件(该文件是gbk编码)，输出含有love字符串的所有行，输出的MIME类型为text/plain、使用utf-8编码。</text:p>
        </text:list-item>
        <text:list-item>
          <text:p text:style-name="P7">写一段代码，连接localhost上的MySQL服务器，用户名test01u密码test01p，查询test01d数据库的t413表的所有记录，保存在关联数组里，无需输出。</text:p>
        </text:list-item>
      </text:list>
      <text:h text:style-name="Heading_20_3" text:outline-level="3"><text:soft-page-break/>㈡ASP.NET部分</text:h>
      <text:list text:style-name="L6">
        <text:list-item>
          <text:p text:style-name="P8">Cookie、Session、ViewState有什么区别？</text:p>
        </text:list-item>
        <text:list-item>
          <text:p text:style-name="P8">在服务端，Session可以用哪几种方式存储？</text:p>
        </text:list-item>
        <text:list-item>
          <text:p text:style-name="P8">写一个页面，显示上传框接受图片上传，将上传的图片尺寸改为宽度不超过500像素、高度不超过375像素，然后保存在服务器上当前网站的/images目录。</text:p>
        </text:list-item>
        <text:list-item>
          <text:p text:style-name="P8">sql="SELECT * FROM news WHERE id="+Request.QueryString["id"];<text:line-break/>SqlCommand cmd = new SqlCommand(sql,conn);<text:line-break/>上述代码存在安全漏洞，请指出漏洞在何处，并修补漏洞。</text:p>
        </text:list-item>
      </text:list>
      <text:h text:style-name="P3" text:outline-level="2">五、网站管理、SEO</text:h>
      <text:list text:style-name="L7">
        <text:list-item>
          <text:p text:style-name="P9">如何组织编程开发、美术设计、文字编辑人员协同工作？</text:p>
        </text:list-item>
        <text:list-item>
          <text:p><text:span text:style-name="T1">以下哪些导航条制作方案，搜索引擎无法爬行(多选) [A]图片导航 </text:span>[B]<text:span text:style-name="T1">下拉框JavaScript导航 [C]Flash导航</text:span></text:p>
        </text:list-item>
        <text:list-item>
          <text:p text:style-name="P9">内部站点，要防止被搜索引擎收录，应该怎么做？(不允许限制IP地址)</text:p>
        </text:list-item>
      </text:list>
      <text:h text:style-name="P3" text:outline-level="2">六、Windows Server服务器管理</text:h>
      <text:list text:style-name="L8">
        <text:list-item>
          <text:p text:style-name="P10">Windows Server 2003自带____版本的IIS；Windows Server 2008自带____版本的IIS。[A]5.0 [B]6.0 [C]7.0</text:p>
        </text:list-item>
        <text:list-item>
          <text:p text:style-name="P10">如何通过配置最小权限的网站账户，从而防止一个网站感染ASP、PHP、ASP.NET木马后干扰其他网站？</text:p>
        </text:list-item>
        <text:list-item>
          <text:p text:style-name="P10">一台Windows Server 2003服务器，仅开设Web服务，安装SQL Server和MySQL数据库对本机上的网站服务，需要远程桌面管理(不改变默认端口)，则防火墙上要开放哪些端口？</text:p>
        </text:list-item>
        <text:list-item>
          <text:p text:style-name="P10">一台Windows Server 2003服务器，用途同上，从安全角度考虑(不必考虑内存占用等性能问题)，哪些系统服务应该禁用？(多选)<text:line-break/>[A]Messenger [B]DNS Client [C]Infrared Monitor [D]Network DDE [E]Protected Storage [F]Remote Procedure Call [G]Remote Registry [H]Task Scheduler [I]Terminal Services [J]World Wide Web Publishing Service [K]Automatic Updates</text:p>
        </text:list-item>
        <text:list-item>
          <text:p text:style-name="P10">使用Serv-U FTP Server时，如何防止Serv-U的本地提权漏洞？</text:p>
        </text:list-item>
        <text:list-item>
          <text:p text:style-name="P10">RAID-5至少需要5块硬盘才能组建，这个说法____。[A]对 [B]不对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sunny boy</dc:creator>
    <dc:date>2008-05-26T21:52:40</dc:date>
    <meta:editing-cycles>17</meta:editing-cycles>
    <meta:editing-duration>PT1H45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1" meta:word-count="954" meta:character-count="3323"/>
  </office:meta>
</office:document-meta>
</file>